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E7BA29AB232DDFF.png" manifest:media-type="image/png"/>
  <manifest:file-entry manifest:full-path="Pictures/1000020100000200000002007CA0ADA4D26EB6B0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F6F178AA.svm" manifest:media-type=""/>
  <manifest:file-entry manifest:full-path="Pictures/2000000C0000634100004A4C63B7EBD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062cm" fo:min-width="1.858cm"/>
    </style:style>
    <style:style style:name="gr3" style:family="graphic" style:parent-style-name="standard">
      <style:graphic-properties draw:textarea-horizontal-align="justify" draw:textarea-vertical-align="middle" draw:auto-grow-height="false" fo:min-height="0.062cm" fo:min-width="1.938cm"/>
    </style:style>
    <style:style style:name="gr4" style:family="graphic">
      <style:graphic-properties style:protect="size"/>
    </style:style>
    <style:style style:name="pr1" style:family="presentation" style:parent-style-name="focus-outline1">
      <style:graphic-properties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>
          <draw:text-box>
            <text:list text:style-name="L1">
              <text:list-item>
                <text:p/>
              </text:list-item>
              <text:list-item>
                <text:p/>
                <text:p><text:span text:style-name="T1">Homing</text:span></text:p>
              </text:list-item>
              <text:list-item>
                <text:p><text:span text:style-name="T1">Pigeon</text:span></text:p>
              </text:list-item>
            </text:list>
          </draw:text-box>
        </draw:frame>
        <draw:frame draw:style-name="gr1" draw:text-style-name="P2" draw:layer="layout" svg:width="1.537cm" svg:height="1.537cm" svg:x="8.846cm" svg:y="1.808cm">
          <draw:image xlink:href="Pictures/1000020100000200000002007CA0ADA4D26EB6B0.png" xlink:type="simple" xlink:show="embed" xlink:actuate="onLoad">
            <text:p/>
          </draw:image>
        </draw:frame>
        <draw:frame draw:style-name="gr1" draw:text-style-name="P2" draw:layer="layout" svg:width="1.537cm" svg:height="1.537cm" svg:x="4.206cm" svg:y="1.66cm">
          <draw:image xlink:href="Pictures/1000020100000200000002007CA0ADA4D26EB6B0.png" xlink:type="simple" xlink:show="embed" xlink:actuate="onLoad">
            <text:p/>
          </draw:image>
        </draw:frame>
        <draw:frame draw:style-name="gr1" draw:text-style-name="P2" draw:layer="layout" svg:width="1.516cm" svg:height="1.516cm" svg:x="6.825cm" svg:y="4.432cm">
          <draw:image xlink:href="Pictures/1000020100000200000002000E7BA29AB232DDFF.png" xlink:type="simple" xlink:show="embed" xlink:actuate="onLoad">
            <text:p/>
          </draw:image>
        </draw:frame>
        <draw:custom-shape draw:style-name="gr2" draw:text-style-name="P2" draw:layer="layout" svg:width="2.944cm" svg:height="0.624cm" svg:x="5.902cm" svg:y="2.0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044cm" svg:height="0.624cm" draw:transform="rotate (0.785398163397448) translate (7.395cm 4.79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 presentation:user-transformed="true">
          <draw:text-box/>
        </draw:frame>
        <draw:frame presentation:style-name="pr4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>
          <draw:text-box/>
        </draw:frame>
        <draw:frame presentation:style-name="pr7" draw:layer="layout" svg:width="18.313cm" svg:height="13.529cm" svg:x="4.903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5:35:38.797812025</meta:creation-date>
    <meta:editing-duration>P0D</meta:editing-duration>
    <meta:editing-cycles>1</meta:editing-cycles>
    <meta:generator>LibreOffice/5.1.5.2$Linux_X86_64 LibreOffice_project/10$Build-2</meta:generator>
    <meta:document-statistic meta:object-count="78"/>
    <meta:template xlink:type="simple" xlink:actuate="onRequest" xlink:title="Focus" xlink:href="../../../../../usr/lib64/libreoffice/share/template/common/presnt/Focus.otp" meta:date="2016-09-18T15:35:38.346645568"/>
  </office:meta>
</office:document-meta>
</file>